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Experiment(1):-</text:span><text:span text:style-name="T2"/></text:p>
      <text:p text:style-name="P1"><text:span text:style-name="T3">Aim:-</text:span></text:p>
      <text:p text:style-name="P1"><text:span text:style-name="T4">Configuartion of network devices using packet</text:span></text:p>
      <text:p text:style-name="P1"><text:span text:style-name="T5">Software required:-</text:span></text:p>
      <text:p text:style-name="P1"><text:span text:style-name="T6">pcs and hub</text:span></text:p>
      <text:p text:style-name="P1"><text:span text:style-name="T7">Algorithm:-</text:span><text:span text:style-name="T8"/></text:p>
      <text:p text:style-name="P1"><text:span text:style-name="T8">step1:-First select 6 pcs and 1hub.</text:span></text:p>
      <text:p text:style-name="P1"><text:span text:style-name="T8">step2:-Connect all pcs to hub with connectors.</text:span></text:p>
      <text:p text:style-name="P1"><text:span text:style-name="T8">step3:-Give every pcs by its own ip address like (ex:-192.212.1.1,192.212.1.2,........192.212.1.6).</text:span></text:p>
      <text:p text:style-name="P1"><text:span text:style-name="T8">step4:-Select message to one pc to another pc.</text:span></text:p>
      <text:p text:style-name="P1"><text:span text:style-name="T8">step5:-Now go to simulation and click the play.</text:span></text:p>
      <text:p text:style-name="P1"><text:span text:style-name="T8">step6:-We can observe the movement of messages.</text:span></text:p>
      <text:p text:style-name="P1"><text:span text:style-name="T8">step7:-Down we get that messages going correct or not if it is correct then it will display succesfull ,if it is not correct then it will be in progress.</text:span></text:p>
      <text:p text:style-name="P2"><draw:frame text:anchor-type="as-char" svg:width="146.47mm" svg:height="82.34mm" style:rel-width="scale" style:rel-height="scale"><draw:object-ole xlink:href="OleObj1"/><draw:image xlink:href="ObjectReplacements/OleObj1"/></draw:frame><text:span text:style-name="T9"/></text:p>
      <text:p text:style-name="P2"><draw:frame text:anchor-type="as-char" svg:width="146.47mm" svg:height="88.05mm" style:rel-width="scale" style:rel-height="scale"><draw:object-ole xlink:href="OleObj2"/><draw:image xlink:href="ObjectReplacements/OleObj2"/></draw:frame><text:span text:style-name="T9"/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